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list-style-name="L2">
      <style:text-properties fo:font-size="12pt" fo:font-weight="normal" style:font-size-asian="12pt" style:font-weight-asian="normal" style:font-size-complex="12pt" style:font-weight-complex="normal"/>
    </style:style>
    <style:style style:name="P12" style:family="paragraph" style:parent-style-name="Standard" style:list-style-name="L3">
      <style:text-properties fo:font-size="12pt" fo:font-weight="normal" style:font-size-asian="12pt" style:font-weight-asian="normal" style:font-size-complex="12pt" style:font-weight-complex="normal"/>
    </style:style>
    <style:style style:name="P13" style:family="paragraph" style:parent-style-name="Standard" style:list-style-name="L4">
      <style:text-properties fo:font-size="12pt" fo:font-weight="normal" style:font-size-asian="12pt" style:font-weight-asian="normal" style:font-size-complex="12pt" style:font-weight-complex="normal"/>
    </style:style>
    <style:style style:name="P14" style:family="paragraph" style:parent-style-name="Standard" style:list-style-name="L5">
      <style:text-properties fo:font-size="12pt" fo:font-weight="normal" style:font-size-asian="12pt" style:font-weight-asian="normal" style:font-size-complex="12pt" style:font-weight-complex="normal"/>
    </style:style>
    <style:style style:name="P15" style:family="paragraph" style:parent-style-name="Standard" style:list-style-name="L6">
      <style:text-properties fo:font-size="12pt" fo:font-weight="normal" style:font-size-asian="12pt" style:font-weight-asian="normal" style:font-size-complex="12pt" style:font-weight-complex="normal"/>
    </style:style>
    <style:style style:name="P16" style:family="paragraph" style:parent-style-name="Standard" style:list-style-name="L8">
      <style:text-properties fo:font-size="12pt" fo:font-weight="normal" style:font-size-asian="12pt" style:font-weight-asian="normal" style:font-size-complex="12pt" style:font-weight-complex="normal"/>
    </style:style>
    <style:style style:name="P17" style:family="paragraph" style:parent-style-name="Standard" style:list-style-name="L9">
      <style:text-properties fo:font-size="12pt" fo:font-weight="normal" style:font-size-asian="12pt" style:font-weight-asian="normal" style:font-size-complex="12pt" style:font-weight-complex="normal"/>
    </style:style>
    <style:style style:name="P18" style:family="paragraph" style:parent-style-name="Standard" style:list-style-name="L10">
      <style:text-properties fo:font-size="12pt" fo:font-weight="normal" style:font-size-asian="12pt" style:font-weight-asian="normal" style:font-size-complex="12pt" style:font-weight-complex="normal"/>
    </style:style>
    <style:style style:name="P19" style:family="paragraph" style:parent-style-name="Standard" style:list-style-name="L11">
      <style:text-properties fo:font-size="12pt" fo:font-weight="normal" style:font-size-asian="12pt" style:font-weight-asian="normal" style:font-size-complex="12pt" style:font-weight-complex="normal"/>
    </style:style>
    <style:style style:name="P20" style:family="paragraph" style:parent-style-name="Standard" style:list-style-name="L7">
      <style:text-properties fo:font-size="14pt" fo:font-weight="normal" style:font-size-asian="14pt" style:font-weight-asian="normal" style:font-size-complex="14pt" style:font-weight-complex="normal"/>
    </style:style>
    <style:style style:name="P21"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6001099576685843913" text:style-name="L1">
        <text:list-item>
          <text:p text:style-name="P21">There are a large number of resource types that players can engage with, all of which have a unique place in the game's economy and all of which have an important part to play.</text:p>
        </text:list-item>
        <text:list-item>
          <text:p text:style-name="P21">Maps have features or terrain that permit the construction of some societies but not others.</text:p>
        </text:list-item>
        <text:list-item>
          <text:p text:style-name="P21">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7082717695583229252" text:style-name="L2">
        <text:list-item>
          <text:p text:style-name="P11">I don't know how many resources at every tier of production I should make.</text:p>
          <text:list>
            <text:list-item>
              <text:p text:style-name="P11">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1">Adding additional resources, and additional societies to produce them, completely destroys the tentative balance of costs I've relied on up to this point.</text:p>
          <text:list>
            <text:list-item>
              <text:p text:style-name="P11">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1">I don't know if my resource tiers should be a pyramid (where raw materials are the most <text:soft-page-break/>diverse resource tier and diversity goes down as you go up) a column, an inverted pyramid, or some other paradigm.</text:p>
          <text:list>
            <text:list-item>
              <text:p text:style-name="P11">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1">Adding too many resources could balloon complexity to such a degree that the game becomes unplayable.</text:p>
          <text:list>
            <text:list-item>
              <text:p text:style-name="P11">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1">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1">Adding too many resources could ruin the UX and make the game unusable.</text:p>
          <text:list>
            <text:list-item>
              <text:p text:style-name="P11">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1">Enforcing terrain restrictions on societies might severely limit the number of options players have and thus reduce player expressivity.</text:p>
          <text:list>
            <text:list-item>
              <text:p text:style-name="P11">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1">It's not clear what effects terrain types are going to have on the structure of play.</text:p>
          <text:list>
            <text:list-item>
              <text:p text:style-name="P11">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1">Adding more resources makes ResourceDepot's storage paradigm more ridiculous.</text:p>
          <text:list>
            <text:list-item>
              <text:p text:style-name="P11">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1">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1">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1">It might be difficult to display the terrain of a MapNode in a clear and appealing manner without major changes to the display model of the game.</text:p>
          <text:list>
            <text:list-item>
              <text:p text:style-name="P11">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1">Adding more societies and more conditions is going to cause UIControl and SimulationControl to God Object into unmanageable proportions.</text:p>
          <text:list>
            <text:list-item>
              <text:p text:style-name="P11">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1">I already lack good names for my resources. Adding more exacerbates that problem.</text:p>
          <text:list>
            <text:list-item>
              <text:p text:style-name="P11">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1">Having more resources will make delicate balancing acts a lot harder to achieve, and it will become more difficult to ensure precise ratios of societies for stable configurations.</text:p>
          <text:list>
            <text:list-item>
              <text:p text:style-name="P11">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1">There is still no obvious motivation for advancing societies, and adding more difficulty to the process might make that lack of motivation a bigger problem.</text:p>
          <text:list>
            <text:list-item>
              <text:p text:style-name="P11">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1">It's not clear how wants are going to play into a multi-resource paradigm. Do societies of the same tier share the same wants, or do they have different wants?</text:p>
          <text:list>
            <text:list-item>
              <text:p text:style-name="P11"><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1">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8 hours of work remaining, plus some likely large but unknown amount)</text:p>
      <text:list xml:id="list2198976059438218854" text:style-name="L3">
        <text:list-item>
          <text:p text:style-name="P12">Reorganize, augment, and repair all of the UIControl unit tests so that each constituent module is tested independently.</text:p>
          <text:list>
            <text:list-item>
              <text:p text:style-name="P12">Estimated 2 hours to complete.</text:p>
            </text:list-item>
          </text:list>
        </text:list-item>
        <text:list-item>
          <text:p text:style-name="P12">Augment and repair all of the old SimulationControl tests so that each Control module is unit tested thoroughly.</text:p>
          <text:list>
            <text:list-item>
              <text:p text:style-name="P12">Estimated 5 hours to complete.</text:p>
            </text:list-item>
          </text:list>
        </text:list-item>
        <text:list-item>
          <text:p text:style-name="P12">Establish the notion of terrain types in MapNodes that can be modified at runtime, and establish some rudimentary way of displaying these terrain types to the player.</text:p>
          <text:list>
            <text:list-item>
              <text:p text:style-name="P12">Estimated 1 hour to complete.</text:p>
            </text:list-item>
          </text:list>
        </text:list-item>
        <text:list-item>
          <text:p text:style-name="P12">Implement the requirements of the most promising resource and society paradigm</text:p>
          <text:list>
            <text:list-item>
              <text:p text:style-name="P12">This is a placeholder intended to be split into constituent tasks once its prerequisite task is complete.</text:p>
            </text:list-item>
          </text:list>
        </text:list-item>
        <text:list-item>
          <text:p text:style-name="P12">Test the behaviour of the most promising resource and society paradigm</text:p>
          <text:list>
            <text:list-item>
              <text:p text:style-name="P12">This is a placeholder intended to be split into constituent tasks once its prerequisite task is complete.</text:p>
            </text:list-item>
          </text:list>
        </text:list-item>
      </text:list>
      <text:p text:style-name="P4"/>
      <text:p text:style-name="P4">Important (6 1/2 hours of work remaining)</text:p>
      <text:list xml:id="list3265673140978895942" text:style-name="L4">
        <text:list-item>
          <text:p text:style-name="P13">Add a ScoreTracker that measures the total development of a player's configuration and generates a score based on how complex it is.</text:p>
          <text:list>
            <text:list-item>
              <text:p text:style-name="P13">Estimated 1 hour to complete.</text:p>
            </text:list-item>
          </text:list>
        </text:list-item>
        <text:list-item>
          <text:p text:style-name="P13">Modify HighwayDisplay so that it groups resources by their tier.</text:p>
          <text:list>
            <text:list-item>
              <text:p text:style-name="P13">Estimated 30 minutes to complete.</text:p>
            </text:list-item>
          </text:list>
        </text:list-item>
        <text:list-item>
          <text:p text:style-name="P13">Add a ResourceSink that consumes resources and makes some measure of the number and types of resources consumed.</text:p>
          <text:list>
            <text:list-item>
              <text:p text:style-name="P13">Estimated 1 hour to complete.</text:p>
            </text:list-item>
          </text:list>
        </text:list-item>
        <text:list-item>
          <text:p text:style-name="P13">Build a BlobAlignmentStrategy that keeps blobs of the same type in a cohesive group without causing unintelligible patterns of movement.</text:p>
          <text:list>
            <text:list-item>
              <text:p text:style-name="P13">Estimated 2 hours to complete.</text:p>
            </text:list-item>
          </text:list>
        </text:list-item>
        <text:list-item>
          <text:p text:style-name="P13">Fix some of the performance issues that seem to have arisen around the creation of BlobHighways and HighwayManagers.</text:p>
          <text:list>
            <text:list-item>
              <text:p text:style-name="P13">Estimated 2 hours to complete.</text:p>
            </text:list-item>
          </text:list>
        </text:list-item>
      </text:list>
      <text:p text:style-name="P4"/>
      <text:p text:style-name="P4">Desirable (9 1/2 hours of work remaining)</text:p>
      <text:list xml:id="list5299129126328310137" text:style-name="L5">
        <text:list-item>
          <text:p text:style-name="P14">Rework ResourceDepot so that it does not store resources by type and has an upper limit to its contents independent of the number of resource types.</text:p>
          <text:list>
            <text:list-item>
              <text:p text:style-name="P14">Estimated 30 minutes to complete.</text:p>
            </text:list-item>
          </text:list>
        </text:list-item>
        <text:list-item>
          <text:p text:style-name="P14">Figure out how to sensibly partition the display area of the map into regions defined by the placement of MapNodes.</text:p>
          <text:list>
            <text:list-item>
              <text:p text:style-name="P14">Estimated 8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
      <text:p text:style-name="P2"/>
      <text:p text:style-name="P10">In Progress</text:p>
      <text:p text:style-name="P2"/>
      <text:p text:style-name="P4">Critical</text:p>
      <text:list xml:id="list34486598" text:continue-list="list2198976059438218854" text:style-name="L3">
        <text:list-item text:start-value="1">
          <text:p text:style-name="P12"><text:s/></text:p>
        </text:list-item>
      </text:list>
      <text:p text:style-name="P4"/>
      <text:p text:style-name="P4">Important</text:p>
      <text:list xml:id="list2075009418063132312" text:style-name="L6">
        <text:list-item>
          <text:p text:style-name="P15"/>
        </text:list-item>
      </text:list>
      <text:p text:style-name="P4"/>
      <text:p text:style-name="P4">Desirable</text:p>
      <text:list xml:id="list1605124167821168178" text:style-name="L7">
        <text:list-item>
          <text:p text:style-name="P20"/>
        </text:list-item>
      </text:list>
      <text:p text:style-name="P2"/>
      <text:p text:style-name="P4"/>
      <text:p text:style-name="P4"/>
      <text:p text:style-name="P10">Completed</text:p>
      <text:p text:style-name="P2"/>
      <text:p text:style-name="P4">Critical</text:p>
      <text:list xml:id="list34502246" text:continue-list="list34486598" text:style-name="L3">
        <text:list-item text:start-value="1">
          <text:p text:style-name="P12"><text:s/>Sketch out a few different resource need, want, and production paradigms whose resource types are bottom-heavy, top-heavy, and evenly distributed.</text:p>
          <text:list>
            <text:list-item>
              <text:p text:style-name="P12">Estimated 5 hours to complete.</text:p>
            </text:list-item>
            <text:list-item>
              <text:p text:style-name="P12">Took 2 1/2 hours to complete.</text:p>
            </text:list-item>
          </text:list>
        </text:list-item>
        <text:list-item>
          <text:p text:style-name="P12">Replace the implementation of UIControl with the Chain of Responsibility pattern on each type of UISummary and separate its current code into a collection of more decoupled modules.</text:p>
          <text:list>
            <text:list-item>
              <text:p text:style-name="P12">Estimated 2 hours to complete.</text:p>
            </text:list-item>
            <text:list-item>
              <text:p text:style-name="P12">Took 2 hoursto complete.</text:p>
            </text:list-item>
          </text:list>
        </text:list-item>
        <text:list-item text:start-value="1">
          <text:p text:style-name="P12">Separate the interface, tests, and implementation of SimulationControl into some number of smaller, constituent modules of behavior.</text:p>
          <text:list>
            <text:list-item>
              <text:p text:style-name="P12">Estimated 3 hours to complete.</text:p>
            </text:list-item>
            <text:list-item>
              <text:p text:style-name="P12">Took 2 1/2 hours to complete.</text:p>
            </text:list-item>
          </text:list>
        </text:list-item>
      </text:list>
      <text:p text:style-name="P4"/>
      <text:p text:style-name="P4">Important</text:p>
      <text:list xml:id="list1583795442397701982" text:style-name="L8">
        <text:list-item>
          <text:p text:style-name="P16"/>
        </text:list-item>
      </text:list>
      <text:p text:style-name="P4"/>
      <text:p text:style-name="P4">Desirable</text:p>
      <text:list xml:id="list369433959682171338" text:style-name="L9">
        <text:list-item>
          <text:p text:style-name="P17"/>
        </text:list-item>
      </text:list>
      <text:p text:style-name="P4"/>
      <text:p text:style-name="P10">Abandoned</text:p>
      <text:p text:style-name="P2"/>
      <text:p text:style-name="P4">Critical ( hours of work remaining)</text:p>
      <text:list xml:id="list34502529" text:continue-list="list34502246" text:style-name="L3">
        <text:list-item text:start-value="1">
          <text:p text:style-name="P12"><text:s/></text:p>
        </text:list-item>
      </text:list>
      <text:p text:style-name="P4"/>
      <text:p text:style-name="P4">Important ( hours of work remaining)</text:p>
      <text:list xml:id="list921211159127455426" text:style-name="L10">
        <text:list-item>
          <text:p text:style-name="P18"/>
        </text:list-item>
      </text:list>
      <text:p text:style-name="P4"/>
      <text:p text:style-name="P4">Desirable ( hours of work remaining)</text:p>
      <text:list xml:id="list3734913651985043682" text:style-name="L11">
        <text:list-item>
          <text:p text:style-name="P19"/>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46M16S</meta:editing-duration>
    <meta:editing-cycles>15</meta:editing-cycles>
    <meta:generator>OpenOffice/4.1.1$Win32 OpenOffice.org_project/411m6$Build-9775</meta:generator>
    <dc:date>2017-05-02T14:31:12.66</dc:date>
    <meta:document-statistic meta:table-count="0" meta:image-count="0" meta:object-count="0" meta:page-count="8" meta:paragraph-count="101" meta:word-count="2497" meta:character-count="15018"/>
    <meta:user-defined meta:name="Info 1"/>
    <meta:user-defined meta:name="Info 2"/>
    <meta:user-defined meta:name="Info 3"/>
    <meta:user-defined meta:name="Info 4"/>
  </office:meta>
</office:document-meta>
</file>